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79cm" fo:min-width="14.8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</style:style>
    <style:style style:name="gr3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0.158cm"/>
    </style:style>
    <style:style style:name="gr4" style:family="graphic" style:parent-style-name="standard">
      <style:graphic-properties draw:stroke="none" svg:stroke-color="#000000" draw:fill="none" draw:fill-color="#ffcc00" draw:textarea-horizontal-align="left" draw:auto-grow-height="true" draw:auto-grow-width="true" fo:min-height="0.556cm" fo:min-width="0.527cm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0.157cm"/>
    </style:style>
    <style:style style:name="gr7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0.556cm" fo:min-width="0.527cm"/>
    </style:style>
    <style:style style:name="gr8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0.1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36cm"/>
    </style:style>
    <style:style style:name="gr13" style:family="graphic" style:parent-style-name="standard">
      <style:graphic-properties svg:stroke-width="0.025cm" svg:stroke-color="#000000" draw:marker-start="Arrow" draw:marker-start-width="0.254cm" draw:marker-end-width="0.266cm" draw:fill-color="#000000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Ultrafine_20_2_20_Dots_20_3_20_Dashes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-color="#ffcc00" draw:textarea-horizontal-align="justify" draw:textarea-vertical-align="middle" draw:auto-grow-height="false" fo:min-height="0.131cm" fo:min-width="0cm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2.925cm" fo:min-width="0.135cm"/>
    </style:style>
    <style:style style:name="gr17" style:family="graphic" style:parent-style-name="standard">
      <style:graphic-properties svg:stroke-color="#000000" draw:fill-color="#99cc99" draw:textarea-horizontal-align="justify" draw:textarea-vertical-align="middle" draw:auto-grow-height="false" fo:min-height="0.13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841cm" fo:min-width="14.867cm"/>
    </style:style>
    <style:style style:name="gr21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0.158cm"/>
    </style:style>
    <style:style style:name="gr22" style:family="graphic" style:parent-style-name="standard">
      <style:graphic-properties svg:stroke-color="#000000" draw:fill-color="#99cc99" draw:textarea-horizontal-align="justify" draw:textarea-vertical-align="middle" draw:auto-grow-height="false" fo:min-height="0.004cm" fo:min-width="0.167cm"/>
    </style:style>
    <style:style style:name="gr23" style:family="graphic" style:parent-style-name="standard">
      <style:graphic-properties svg:stroke-color="#000000" draw:fill-color="#99cc99" draw:textarea-horizontal-align="justify" draw:textarea-vertical-align="middle" draw:auto-grow-height="false" fo:min-height="1.401cm" fo:min-width="0.135cm"/>
    </style:style>
    <style:style style:name="gr24" style:family="graphic" style:parent-style-name="standard">
      <style:graphic-properties svg:stroke-color="#000000" draw:fill-color="#ffcc00" draw:textarea-horizontal-align="justify" draw:textarea-vertical-align="middle" draw:auto-grow-height="false" fo:min-height="1.401cm" fo:min-width="0.1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none" draw:fill-color="#ffcc00"/>
    </style:style>
    <style:style style:name="P5" style:family="paragraph">
      <loext:graphic-properties draw:fill-color="#99cc99"/>
      <style:paragraph-properties fo:text-align="center"/>
    </style:style>
    <style:style style:name="P6" style:family="paragraph">
      <loext:graphic-properties draw:fill="none" draw:fill-color="#99cc99"/>
    </style:style>
    <style:style style:name="P7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59cm" svg:height="4.129cm" svg:x="2.01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67cm" svg:height="0.905cm" svg:x="9.097cm" svg:y="5.937cm">
          <draw:text-box>
            <text:p>(a)</text:p>
          </draw:text-box>
        </draw:frame>
        <draw:custom-shape draw:style-name="gr3" draw:text-style-name="P3" draw:layer="layout" svg:width="0.658cm" svg:height="1.27cm" svg:x="4.758cm" svg:y="8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4.676cm" svg:y="8.803cm">
          <draw:text-box>
            <text:p>f1</text:p>
          </draw:text-box>
        </draw:frame>
        <draw:custom-shape draw:style-name="gr5" draw:text-style-name="P3" draw:layer="layout" svg:width="0.762cm" svg:height="0.508cm" svg:x="8.214cm" svg:y="9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13.273cm" svg:y="9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58cm" svg:height="1.27cm" svg:x="7.163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7.081cm" svg:y="8.903cm">
          <draw:text-box>
            <text:p>f3</text:p>
          </draw:text-box>
        </draw:frame>
        <draw:custom-shape draw:style-name="gr6" draw:text-style-name="P5" draw:layer="layout" svg:width="0.657cm" svg:height="1.27cm" svg:x="9.37cm" svg:y="7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9.287cm" svg:y="8.003cm">
          <draw:text-box>
            <text:p>f3</text:p>
          </draw:text-box>
        </draw:frame>
        <draw:custom-shape draw:style-name="gr8" draw:text-style-name="P3" draw:layer="layout" svg:width="0.657cm" svg:height="1.27cm" svg:x="16.132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6.049cm" svg:y="8.903cm">
          <draw:text-box>
            <text:p>f6</text:p>
          </draw:text-box>
        </draw:frame>
        <draw:custom-shape draw:style-name="gr5" draw:text-style-name="P3" draw:layer="layout" svg:width="0.762cm" svg:height="0.508cm" svg:x="3.714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1.107cm" svg:height="0.894cm" svg:x="9.127cm" svg:y="11.663cm">
          <draw:text-box>
            <text:p>(b)</text:p>
          </draw:text-box>
        </draw:frame>
        <draw:frame draw:style-name="gr10" draw:text-style-name="P2" draw:layer="layout" svg:width="0.777cm" svg:height="0.806cm" svg:x="2.069cm" svg:y="10.119cm">
          <draw:text-box>
            <text:p>0</text:p>
          </draw:text-box>
        </draw:frame>
        <draw:frame draw:style-name="gr11" draw:text-style-name="P2" draw:layer="layout" svg:width="0.79cm" svg:height="0.806cm" svg:x="2.084cm" svg:y="7.468cm">
          <draw:text-box>
            <text:p><text:span text:style-name="T1">v</text:span></text:p>
          </draw:text-box>
        </draw:frame>
        <draw:frame draw:style-name="gr12" draw:text-style-name="P7" draw:layer="layout" svg:width="5.036cm" svg:height="0.806cm" svg:x="1.226cm" svg:y="6.036cm">
          <draw:text-box>
            <text:p><text:span text:style-name="T1">depth (vertex status)</text:span></text:p>
          </draw:text-box>
        </draw:frame>
        <draw:line draw:style-name="gr13" draw:text-style-name="P8" draw:layer="layout" svg:x1="3.024cm" svg:y1="7.465cm" svg:x2="3.024cm" svg:y2="6.613cm">
          <text:p/>
        </draw:line>
        <draw:custom-shape draw:style-name="gr8" draw:text-style-name="P3" draw:layer="layout" svg:width="0.657cm" svg:height="1.27cm" svg:x="9.371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9.288cm" svg:y="10.103cm">
          <draw:text-box>
            <text:p>f3</text:p>
          </draw:text-box>
        </draw:frame>
        <draw:custom-shape draw:style-name="gr6" draw:text-style-name="P5" draw:layer="layout" svg:width="0.657cm" svg:height="1.27cm" svg:x="12.27cm" svg:y="7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2.187cm" svg:y="8.103cm">
          <draw:text-box>
            <text:p>f5</text:p>
          </draw:text-box>
        </draw:frame>
        <draw:custom-shape draw:style-name="gr8" draw:text-style-name="P3" draw:layer="layout" svg:width="0.657cm" svg:height="1.27cm" svg:x="12.271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2.188cm" svg:y="10.103cm">
          <draw:text-box>
            <text:p>f5</text:p>
          </draw:text-box>
        </draw:frame>
        <draw:custom-shape draw:style-name="gr3" draw:text-style-name="P3" draw:layer="layout" svg:width="0.658cm" svg:height="1.27cm" svg:x="14.264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4.182cm" svg:y="8.903cm">
          <draw:text-box>
            <text:p>f5</text:p>
          </draw:text-box>
        </draw:frame>
        <draw:custom-shape draw:style-name="gr5" draw:text-style-name="P3" draw:layer="layout" svg:width="0.762cm" svg:height="0.508cm" svg:x="15.174cm" svg:y="9.0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draw:layer="layout" svg:x1="7.009cm" svg:y1="6.969cm" svg:x2="7.009cm" svg:y2="11.668cm">
          <text:p/>
        </draw:line>
        <draw:line draw:style-name="gr14" draw:text-style-name="P9" draw:layer="layout" svg:x1="10.509cm" svg:y1="6.97cm" svg:x2="10.509cm" svg:y2="11.669cm">
          <text:p/>
        </draw:line>
        <draw:line draw:style-name="gr14" draw:text-style-name="P9" draw:layer="layout" svg:x1="11.909cm" svg:y1="6.969cm" svg:x2="11.909cm" svg:y2="11.668cm">
          <text:p/>
        </draw:line>
        <draw:line draw:style-name="gr14" draw:text-style-name="P9" draw:layer="layout" svg:x1="15.109cm" svg:y1="6.97cm" svg:x2="15.109cm" svg:y2="11.669cm">
          <text:p/>
        </draw:line>
        <draw:g>
          <draw:custom-shape draw:style-name="gr15" draw:text-style-name="P3" draw:layer="layout" svg:width="0.127cm" svg:height="0.381cm" svg:x="11.114cm" svg:y="10.3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27cm" svg:height="0.381cm" svg:x="10.663cm" svg:y="10.3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27cm" svg:height="0.381cm" svg:x="11.563cm" svg:y="10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3" draw:layer="layout" svg:width="0.127cm" svg:height="0.381cm" svg:x="6.214cm" svg:y="9.1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27cm" svg:height="0.381cm" svg:x="5.763cm" svg:y="9.11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27cm" svg:height="0.381cm" svg:x="6.663cm" svg:y="9.114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3" draw:layer="layout" svg:width="0.635cm" svg:height="3.175cm" svg:x="2.799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5" draw:layer="layout" svg:width="0.127cm" svg:height="0.381cm" svg:x="11.114cm" svg:y="8.3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127cm" svg:height="0.381cm" svg:x="10.663cm" svg:y="8.3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127cm" svg:height="0.381cm" svg:x="11.563cm" svg:y="8.314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2" draw:layer="layout" svg:width="1.387cm" svg:height="0.806cm" svg:x="7.609cm" svg:y="7.433cm">
          <draw:text-box>
            <text:p>split</text:p>
          </draw:text-box>
        </draw:frame>
        <draw:frame draw:style-name="gr19" draw:text-style-name="P2" draw:layer="layout" svg:width="1.903cm" svg:height="0.806cm" svg:x="13.072cm" svg:y="7.433cm">
          <draw:text-box>
            <text:p>merge</text:p>
          </draw:text-box>
        </draw:frame>
        <draw:custom-shape draw:style-name="gr20" draw:text-style-name="P1" draw:layer="layout" svg:width="15.367cm" svg:height="4.091cm" svg:x="2.01cm" svg:y="1.6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658cm" svg:height="1.27cm" svg:x="4.757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4.675cm" svg:y="2.404cm">
          <draw:text-box>
            <text:p>f1</text:p>
          </draw:text-box>
        </draw:frame>
        <draw:custom-shape draw:style-name="gr22" draw:text-style-name="P5" draw:layer="layout" svg:width="0.762cm" svg:height="0.508cm" svg:x="5.808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762cm" svg:height="0.508cm" svg:x="8.2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0.762cm" svg:height="0.508cm" svg:x="15.072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0.658cm" svg:height="1.27cm" svg:x="6.964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6.88cm" svg:y="2.404cm">
          <draw:text-box>
            <text:p>f2</text:p>
          </draw:text-box>
        </draw:frame>
        <draw:custom-shape draw:style-name="gr6" draw:text-style-name="P5" draw:layer="layout" svg:width="0.657cm" svg:height="1.27cm" svg:x="9.3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9.286cm" svg:y="2.404cm">
          <draw:text-box>
            <text:p>f3</text:p>
          </draw:text-box>
        </draw:frame>
        <draw:custom-shape draw:style-name="gr6" draw:text-style-name="P5" draw:layer="layout" svg:width="0.657cm" svg:height="1.27cm" svg:x="16.2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6.18cm" svg:y="2.377cm">
          <draw:text-box>
            <text:p>f6</text:p>
          </draw:text-box>
        </draw:frame>
        <draw:custom-shape draw:style-name="gr3" draw:text-style-name="P3" draw:layer="layout" svg:width="0.658cm" svg:height="1.27cm" svg:x="4.757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4.675cm" svg:y="4.204cm">
          <draw:text-box>
            <text:p>f1</text:p>
          </draw:text-box>
        </draw:frame>
        <draw:custom-shape draw:style-name="gr5" draw:text-style-name="P3" draw:layer="layout" svg:width="0.762cm" svg:height="0.508cm" svg:x="5.808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8.2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15.072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58cm" svg:height="1.27cm" svg:x="6.962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6.88cm" svg:y="4.204cm">
          <draw:text-box>
            <text:p>f2</text:p>
          </draw:text-box>
        </draw:frame>
        <draw:custom-shape draw:style-name="gr8" draw:text-style-name="P3" draw:layer="layout" svg:width="0.657cm" svg:height="1.27cm" svg:x="9.3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9.286cm" svg:y="4.204cm">
          <draw:text-box>
            <text:p>f3</text:p>
          </draw:text-box>
        </draw:frame>
        <draw:custom-shape draw:style-name="gr8" draw:text-style-name="P3" draw:layer="layout" svg:width="0.657cm" svg:height="1.27cm" svg:x="16.231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6.148cm" svg:y="4.204cm">
          <draw:text-box>
            <text:p>f6</text:p>
          </draw:text-box>
        </draw:frame>
        <draw:custom-shape draw:style-name="gr22" draw:text-style-name="P5" draw:layer="layout" svg:width="0.762cm" svg:height="0.508cm" svg:x="3.686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3.7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0.635cm" svg:height="1.651cm" svg:x="2.67cm" svg:y="2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635cm" svg:height="1.651cm" svg:x="2.67cm" svg:y="3.66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0.777cm" svg:height="0.806cm" svg:x="2.068cm" svg:y="4.82cm">
          <draw:text-box>
            <text:p>0</text:p>
          </draw:text-box>
        </draw:frame>
        <draw:frame draw:style-name="gr11" draw:text-style-name="P2" draw:layer="layout" svg:width="0.79cm" svg:height="0.806cm" svg:x="1.983cm" svg:y="1.969cm">
          <draw:text-box>
            <text:p><text:span text:style-name="T1">v</text:span></text:p>
          </draw:text-box>
        </draw:frame>
        <draw:line draw:style-name="gr13" draw:text-style-name="P8" draw:layer="layout" svg:x1="3.032cm" svg:y1="5.318cm" svg:x2="3.017cm" svg:y2="6.207cm">
          <text:p/>
        </draw:line>
        <draw:custom-shape draw:style-name="gr22" draw:text-style-name="P5" draw:layer="layout" svg:width="0.762cm" svg:height="0.508cm" svg:x="10.5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657cm" svg:height="1.27cm" svg:x="11.6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1.586cm" svg:y="2.404cm">
          <draw:text-box>
            <text:p>f4</text:p>
          </draw:text-box>
        </draw:frame>
        <draw:custom-shape draw:style-name="gr5" draw:text-style-name="P3" draw:layer="layout" svg:width="0.762cm" svg:height="0.508cm" svg:x="10.5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0.657cm" svg:height="1.27cm" svg:x="11.6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1.586cm" svg:y="4.204cm">
          <draw:text-box>
            <text:p>f4</text:p>
          </draw:text-box>
        </draw:frame>
        <draw:custom-shape draw:style-name="gr22" draw:text-style-name="P5" draw:layer="layout" svg:width="0.762cm" svg:height="0.508cm" svg:x="12.8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657cm" svg:height="1.27cm" svg:x="13.9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3.886cm" svg:y="2.404cm">
          <draw:text-box>
            <text:p>f5</text:p>
          </draw:text-box>
        </draw:frame>
        <draw:custom-shape draw:style-name="gr5" draw:text-style-name="P3" draw:layer="layout" svg:width="0.762cm" svg:height="0.508cm" svg:x="12.8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0.657cm" svg:height="1.27cm" svg:x="13.9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3.886cm" svg:y="4.204cm">
          <draw:text-box>
            <text:p>f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0:19:58.483635485</meta:creation-date>
    <dc:date>2017-10-19T02:07:38.155756724</dc:date>
    <meta:editing-duration>PT3H9M38S</meta:editing-duration>
    <meta:editing-cycles>41</meta:editing-cycles>
    <meta:generator>LibreOffice/5.1.6.2$Linux_X86_64 LibreOffice_project/10m0$Build-2</meta:generator>
    <meta:document-statistic meta:object-count="88"/>
  </office:meta>
</office:document-meta>
</file>